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</office:automatic-styles>
  <office:body>
    <office:text text:use-soft-page-breaks="true">
      <text:p text:style-name="P1">Vragen<text:s/>opdrachtgever<text:s/>Updatetracker</text:p>
      <text:list text:style-name="LFO1" text:continue-numbering="true">
        <text:list-item>
          <text:p text:style-name="P2">Wat is de aanleiding tot het project?</text:p>
        </text:list-item>
        <text:list-item>
          <text:p text:style-name="P3">Wanneer moet het af zijn?</text:p>
        </text:list-item>
        <text:list-item>
          <text:p text:style-name="P4">Wat is het doel van de Updatetracker?</text:p>
        </text:list-item>
        <text:list-item>
          <text:p text:style-name="P5">Wanneer is de Updatetracker een succes?<text:tab/></text:p>
        </text:list-item>
        <text:list-item>
          <text:p text:style-name="P6">Welke informatie moet de Updatetracker bieden?</text:p>
        </text:list-item>
        <text:list-item>
          <text:p text:style-name="P7">Hoe wordt de<text:s/>Updatetracker gevuld met data?</text:p>
        </text:list-item>
        <text:list-item>
          <text:p text:style-name="P8">Moet de styling passen met dat van de school, of is deze voor ons om te beslissen?<text:s/></text:p>
        </text:list-item>
        <text:list-item>
          <text:p text:style-name="P9">Wanneer zijn de deadlines?</text:p>
        </text:list-item>
        <text:list-item>
          <text:p text:style-name="P10">Hoe wordt de hosting geregeld?</text:p>
        </text:list-item>
        <text:list-item>
          <text:p text:style-name="P11">Op welke mensen is de Updatetracker gericht?</text:p>
        </text:list-item>
        <text:list-item>
          <text:p text:style-name="P12">Wie wordt de verantwoordelijke voor het beheer?</text:p>
        </text:list-item>
        <text:list-item>
          <text:p text:style-name="P13">Welke gegevens is er nodig van de klanten?</text:p>
        </text:list-item>
        <text:list-item>
          <text:p text:style-name="P14">Hebben klanten toegang tot een overzicht ’s pagina? Of krijgen ze alleen info<text:s/>via<text:s/>mail?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language="nl" fo:country="N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line-height="100%"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rjen Veenstra</meta:initial-creator>
    <dc:creator>Jurjen Veenstra</dc:creator>
    <meta:creation-date>2019-08-29T11:04:00Z</meta:creation-date>
    <dc:date>2019-11-21T11:50:00Z</dc:date>
    <meta:template xlink:href="Normal.dotm" xlink:type="simple"/>
    <meta:editing-cycles>12</meta:editing-cycles>
    <meta:editing-duration>PT7860S</meta:editing-duration>
    <meta:document-statistic meta:page-count="1" meta:paragraph-count="1" meta:word-count="94" meta:character-count="634" meta:row-count="4" meta:non-whitespace-character-count="541"/>
  </office:meta>
</office:document-meta>
</file>